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2b7" officeooo:paragraph-rsid="0001f2b7"/>
    </style:style>
    <style:style style:name="P2" style:family="paragraph" style:parent-style-name="Standard" style:list-style-name="L1">
      <style:text-properties officeooo:rsid="0001f2b7" officeooo:paragraph-rsid="0001f2b7"/>
    </style:style>
    <style:style style:name="P3" style:family="paragraph" style:parent-style-name="Standard">
      <style:text-properties officeooo:rsid="0001f2b7" officeooo:paragraph-rsid="001d0757"/>
    </style:style>
    <style:style style:name="P4" style:family="paragraph" style:parent-style-name="Standard">
      <style:text-properties officeooo:rsid="0002b368" officeooo:paragraph-rsid="0002b368"/>
    </style:style>
    <style:style style:name="P5" style:family="paragraph" style:parent-style-name="Standard">
      <style:text-properties officeooo:rsid="0002b368" officeooo:paragraph-rsid="000732fe"/>
    </style:style>
    <style:style style:name="P6" style:family="paragraph" style:parent-style-name="Standard">
      <style:text-properties officeooo:rsid="0002b368" officeooo:paragraph-rsid="00092dc4"/>
    </style:style>
    <style:style style:name="P7" style:family="paragraph" style:parent-style-name="Standard">
      <style:text-properties officeooo:rsid="000732fe" officeooo:paragraph-rsid="000732fe"/>
    </style:style>
    <style:style style:name="P8" style:family="paragraph" style:parent-style-name="Standard">
      <style:text-properties officeooo:rsid="0007a8b6" officeooo:paragraph-rsid="0007a8b6"/>
    </style:style>
    <style:style style:name="P9" style:family="paragraph" style:parent-style-name="Standard">
      <style:text-properties officeooo:rsid="00082c2b" officeooo:paragraph-rsid="00082c2b"/>
    </style:style>
    <style:style style:name="P10" style:family="paragraph" style:parent-style-name="Standard">
      <style:text-properties officeooo:rsid="000a5ba5" officeooo:paragraph-rsid="000a5ba5"/>
    </style:style>
    <style:style style:name="P11" style:family="paragraph" style:parent-style-name="Standard" style:list-style-name="L2">
      <style:text-properties officeooo:rsid="000a5ba5" officeooo:paragraph-rsid="000a5ba5"/>
    </style:style>
    <style:style style:name="P12" style:family="paragraph" style:parent-style-name="Standard">
      <style:text-properties officeooo:rsid="000a5ba5" officeooo:paragraph-rsid="000b35f3"/>
    </style:style>
    <style:style style:name="P13" style:family="paragraph" style:parent-style-name="Standard">
      <style:text-properties officeooo:rsid="000b35f3" officeooo:paragraph-rsid="000b35f3"/>
    </style:style>
    <style:style style:name="P14" style:family="paragraph" style:parent-style-name="Standard">
      <style:text-properties officeooo:rsid="000e821d" officeooo:paragraph-rsid="000e821d"/>
    </style:style>
    <style:style style:name="P15" style:family="paragraph" style:parent-style-name="Standard">
      <style:text-properties officeooo:rsid="000f6d33" officeooo:paragraph-rsid="000f6d33"/>
    </style:style>
    <style:style style:name="P16" style:family="paragraph" style:parent-style-name="Standard">
      <style:text-properties officeooo:rsid="00126362" officeooo:paragraph-rsid="00126362"/>
    </style:style>
    <style:style style:name="P17" style:family="paragraph" style:parent-style-name="Standard" style:list-style-name="L3">
      <style:text-properties officeooo:rsid="00126362" officeooo:paragraph-rsid="00126362"/>
    </style:style>
    <style:style style:name="P18" style:family="paragraph" style:parent-style-name="Standard" style:list-style-name="L3">
      <style:text-properties officeooo:paragraph-rsid="00118e65"/>
    </style:style>
    <style:style style:name="P19" style:family="paragraph" style:parent-style-name="Standard">
      <style:text-properties officeooo:rsid="0014de0f" officeooo:paragraph-rsid="0014de0f"/>
    </style:style>
    <style:style style:name="P20" style:family="paragraph" style:parent-style-name="Standard" style:list-style-name="L3">
      <style:text-properties officeooo:rsid="0014de0f" officeooo:paragraph-rsid="0014de0f"/>
    </style:style>
    <style:style style:name="P21" style:family="paragraph" style:parent-style-name="Standard">
      <style:text-properties officeooo:rsid="00162c08" officeooo:paragraph-rsid="00162c08"/>
    </style:style>
    <style:style style:name="T1" style:family="text">
      <style:text-properties officeooo:rsid="0002b368"/>
    </style:style>
    <style:style style:name="T2" style:family="text">
      <style:text-properties officeooo:rsid="0003d90c"/>
    </style:style>
    <style:style style:name="T3" style:family="text">
      <style:text-properties officeooo:rsid="000641ed"/>
    </style:style>
    <style:style style:name="T4" style:family="text">
      <style:text-properties officeooo:rsid="000732fe"/>
    </style:style>
    <style:style style:name="T5" style:family="text">
      <style:text-properties officeooo:rsid="0007a8b6"/>
    </style:style>
    <style:style style:name="T6" style:family="text">
      <style:text-properties officeooo:rsid="00082c2b"/>
    </style:style>
    <style:style style:name="T7" style:family="text">
      <style:text-properties officeooo:rsid="000b35f3"/>
    </style:style>
    <style:style style:name="T8" style:family="text">
      <style:text-properties officeooo:rsid="000c8a4c"/>
    </style:style>
    <style:style style:name="T9" style:family="text">
      <style:text-properties officeooo:rsid="000f3887"/>
    </style:style>
    <style:style style:name="T10" style:family="text">
      <style:text-properties officeooo:rsid="001042e5"/>
    </style:style>
    <style:style style:name="T11" style:family="text">
      <style:text-properties officeooo:rsid="00118e65"/>
    </style:style>
    <style:style style:name="T12" style:family="text">
      <style:text-properties officeooo:rsid="00140055"/>
    </style:style>
    <style:style style:name="T13" style:family="text">
      <style:text-properties officeooo:rsid="0015f155"/>
    </style:style>
    <style:style style:name="T14" style:family="text">
      <style:text-properties officeooo:rsid="0016d6bb"/>
    </style:style>
    <style:style style:name="T15" style:family="text">
      <style:text-properties officeooo:rsid="00172141"/>
    </style:style>
    <style:style style:name="T16" style:family="text">
      <style:text-properties officeooo:rsid="001aa5b8"/>
    </style:style>
    <style:style style:name="T17" style:family="text">
      <style:text-properties fo:font-style="italic" officeooo:rsid="001aa5b8" style:font-style-asian="italic" style:font-style-complex="italic"/>
    </style:style>
    <style:style style:name="T18" style:family="text">
      <style:text-properties fo:font-style="normal" officeooo:rsid="001aa5b8" style:font-style-asian="normal" style:font-style-complex="normal"/>
    </style:style>
    <style:style style:name="T19" style:family="text">
      <style:text-properties officeooo:rsid="001e3744"/>
    </style:style>
    <style:style style:name="T20" style:family="text">
      <style:text-properties officeooo:rsid="00201c64"/>
    </style:style>
    <style:style style:name="T21" style:family="text">
      <style:text-properties officeooo:rsid="0020f41f"/>
    </style:style>
    <style:style style:name="T22" style:family="text">
      <style:text-properties officeooo:rsid="0024e684"/>
    </style:style>
    <style:style style:name="T23" style:family="text">
      <style:text-properties officeooo:rsid="002662ec"/>
    </style:style>
    <style:style style:name="T24" style:family="text">
      <style:text-properties officeooo:rsid="0026b025"/>
    </style:style>
    <style:style style:name="T25" style:family="text">
      <style:text-properties officeooo:rsid="002735b2"/>
    </style:style>
    <style:style style:name="T26" style:family="text">
      <style:text-properties officeooo:rsid="00288606"/>
    </style:style>
    <style:style style:name="T27" style:family="text">
      <style:text-properties officeooo:rsid="002f5feb"/>
    </style:style>
    <style:style style:name="T28" style:family="text">
      <style:text-properties officeooo:rsid="00390c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deon Richter</text:p>
      <text:p text:style-name="P1">Programming Languages CPSC3740 </text:p>
      <text:p text:style-name="P1">Professor Howard Cheng</text:p>
      <text:p text:style-name="P1">Course Project</text:p>
      <text:p text:style-name="P1"/>
      <text:p text:style-name="P3">The goal of this project was to implement an interpreter for the <text:span text:style-name="T1">functional Scheme based</text:span> programming language Racket, <text:span text:style-name="T16">written </text:span><text:span text:style-name="T17">in Racket</text:span><text:span text:style-name="T18">.</text:span> It implements a subset of functionality, such as: </text:p>
      <text:list xml:id="list1077238758" text:style-name="L1">
        <text:list-item>
          <text:p text:style-name="P2">Constants </text:p>
        </text:list-item>
        <text:list-item>
          <text:p text:style-name="P2">Arithmetic operators</text:p>
        </text:list-item>
        <text:list-item>
          <text:p text:style-name="P2">Relational operators</text:p>
        </text:list-item>
        <text:list-item>
          <text:p text:style-name="P2">Lists and list operations</text:p>
        </text:list-item>
        <text:list-item>
          <text:p text:style-name="P2">Condition statements</text:p>
        </text:list-item>
        <text:list-item>
          <text:p text:style-name="P2">Lambda expressions</text:p>
        </text:list-item>
        <text:list-item>
          <text:p text:style-name="P2">Local bindings with let</text:p>
        </text:list-item>
      </text:list>
      <text:p text:style-name="P1"/>
      <text:p text:style-name="P4">Program organization </text:p>
      <text:p text:style-name="P4">The <text:span text:style-name="T19">code is organized in a functional manner</text:span>. The only user-facing function is `startEval`, which <text:span text:style-name="T20">takes a</text:span> valid Racket expression <text:span text:style-name="T21">as a parameter</text:span>, such as `’(+ 2 2)`, and the result of the expression is returned. `startEval` is similar to Racket’s own `eval` function, but it is not <text:span text:style-name="T6">used</text:span> within.</text:p>
      <text:p text:style-name="P4"/>
      <text:p text:style-name="P6">`startEval` is written as a single conditional statement, which looks at the first element of the given expression to determine what to do. </text:p>
      <text:p text:style-name="P5"/>
      <text:p text:style-name="P5">The trivial case, where the expression is a number, <text:span text:style-name="T3">a quote,</text:span> or a symbol defined in the environment, requires no evaluation.</text:p>
      <text:p text:style-name="P4"/>
      <text:p text:style-name="P7"><text:tab/>3 pictures here of the trivial case.</text:p>
      <text:p text:style-name="P7"/>
      <text:p text:style-name="P7">If the expression is a conditional statement, the predicate is evaluated and either the first or second argument is evaluated based on the result.</text:p>
      <text:p text:style-name="P7"/>
      <text:p text:style-name="P7"><text:tab/>2 pictures of the conditional case.</text:p>
      <text:p text:style-name="P7"/>
      <text:p text:style-name="P7">If the expression is a `let` we simply replace it with its lambda equivalent and then evaluate it as such. The recursive functionality of `letrec` is not implemented, and as a consequence, no recursive expressions may be evaluated with this interpreter. </text:p>
      <text:p text:style-name="P7"/>
      <text:p text:style-name="P7"><text:tab/>1 picture of the let case and let lambda <text:span text:style-name="T5">equivalence</text:span></text:p>
      <text:p text:style-name="P5"/>
      <text:p text:style-name="P5">Otherwise, any sub-expressions are recursively evaluated <text:span text:style-name="T2">and passed as arguments to the given </text:span>racket operator or user-<text:span text:style-name="T22">defined function.</text:span></text:p>
      <text:p text:style-name="P5"/>
      <text:p text:style-name="P8">The functions are written in essentially the same order as they were needed. Every function defined has unit tests written in a test file `test_startEval.rkt`. Because of this, program correctness throughout develop<text:span text:style-name="T23">ment</text:span> was easier to maintain and refactoring provably equivalent. </text:p>
      <text:p text:style-name="P8"/>
      <text:p text:style-name="P9">Key data structures</text:p>
      <text:p text:style-name="P10">The data structures used are: </text:p>
      <text:list xml:id="list1028501741" text:style-name="L2">
        <text:list-item>
          <text:p text:style-name="P11">list</text:p>
        </text:list-item>
        <text:list-item>
          <text:p text:style-name="P11"><text:soft-page-break/>association list</text:p>
        </text:list-item>
      </text:list>
      <text:p text:style-name="P10">A list and list operations are key to Racket (<text:span text:style-name="T24">as in</text:span> in Scheme, Lisp) <text:span text:style-name="T25">and are</text:span> used to build results and breakdown the given expression. </text:p>
      <text:p text:style-name="P10"/>
      <text:p text:style-name="P12">An association list is used to manage the environment as a list of local bindings. It looks like this `((a 5) (x (lambda (...)))`, where ‘a’ is associated with the value ‘5’ and ‘x’ is associated with the lambda expression `(lambda (…))<text:span text:style-name="T26">`</text:span>. <text:span text:style-name="T8">The environment (or any association list) is accessed with the function `dict-get`, which executes a linear search of the list and returns the second element (the value) of a list where the first value matches a given key.</text:span></text:p>
      <text:p text:style-name="P12"/>
      <text:p text:style-name="P14"><text:tab/>Picture of association list and dict-get</text:p>
      <text:p text:style-name="P12"/>
      <text:p text:style-name="P12"><text:span text:style-name="T7">Initially, this environment consists of only pre-defined racket operators as a matter of convenience to make function evaluation easier to understand. Otherwise in the eyes of the user, the initial environment is effectively empty. </text:span></text:p>
      <text:p text:style-name="P10"/>
      <text:p text:style-name="P13">When a user introduces a local binding with `let`, it is added to the environment using after evaluation of the given value by way of `dict-update`. If a symbol has already been defined by the same name, the new <text:span text:style-name="T27">value </text:span>is used, but because Racket returns a new copy of the environment with each addition, nested environments remain constant over time. </text:p>
      <text:p text:style-name="P13"/>
      <text:p text:style-name="P13"><text:tab/><text:span text:style-name="T9">Picture of dict-update</text:span></text:p>
      <text:p text:style-name="P13"/>
      <text:p text:style-name="P15">Limitations and <text:span text:style-name="T10">bugs</text:span></text:p>
      <text:list xml:id="list3454385301" text:style-name="L3">
        <text:list-item>
          <text:p text:style-name="P18"><text:span text:style-name="T11">Racket’s recursive local binding `letrec` is not implemented, and the result of `let` in a recursive fashion is undefined.</text:span></text:p>
        </text:list-item>
        <text:list-item>
          <text:p text:style-name="P17">The ‘second form’ of `let` provided in the Racket documentation is not implemented <text:a xlink:type="simple" xlink:href="https://docs.racket-lang.org/reference/let.html" text:style-name="Internet_20_link" text:visited-style-name="Visited_20_Internet_20_Link">https://docs.racket-lang.org/reference/let.html</text:a> <text:span text:style-name="T12">(paragraph 2 of `let` heading).</text:span></text:p>
        </text:list-item>
        <text:list-item>
          <text:p text:style-name="P20">The only time we handle an exception is one 1) a user enters an unsupported unary/binary operator, such as `list?` and 2) a user tries to access a symbol that is not defined in the local environment. Because of this, exceptions are <text:span text:style-name="T13">difficult to diagnose. </text:span></text:p>
        </text:list-item>
      </text:list>
      <text:p text:style-name="P16"/>
      <text:p text:style-name="P19">Testing </text:p>
      <text:p text:style-name="P21">This project has primarily been tested using unit tests, with full coverage completed over 77 tests <text:span text:style-name="T15">with ‘test_startEval.rkt’</text:span>. <text:span text:style-name="T28">In addition, these tests include all test examples provided in the `lib3740` directory that do not use `letrec`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3-31T17:51:10.930000000</dc:date>
    <meta:editing-duration>PT1H3M42S</meta:editing-duration>
    <meta:editing-cycles>57</meta:editing-cycles>
    <meta:document-statistic meta:table-count="0" meta:image-count="0" meta:object-count="0" meta:page-count="2" meta:paragraph-count="39" meta:word-count="653" meta:character-count="4054" meta:non-whitespace-character-count="3434"/>
  </office:meta>
</office:document-meta>
</file>